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number-columns-repeated="10" table:default-cell-style-name="Default"/>
        <table:table-row table:style-name="ro3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not curved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curved</text:p>
          </table:table-cell>
          <table:table-cell table:number-columns-repeated="5"/>
          <table:table-cell office:value-type="string" calcext:value-type="string">
            <text:p>morta</text:p>
          </table:table-cell>
          <table:table-cell table:number-columns-repeated="3"/>
        </table:table-row>
        <table:table-row table:style-name="ro3" table:number-rows-repeated="2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ElemInfo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1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number-columns-repeated="10"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Sideinfo</text:p>
          </table:table-cell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4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6"/>
          <table:table-cell office:value-type="string" calcext:value-type="string">
            <text:p>...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deInf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5" calcext:value-type="float">
            <text:p>5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6" calcext:value-type="float">
            <text:p>6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2">
          <table:table-cell table:number-columns-repeated="4"/>
          <table:table-cell table:number-columns-repeated="2"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I4:Sheet1.T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11:43:26.496502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1:15:00</meta:creation-date>
    <dc:date>2014-08-08T11:44:05.880358472</dc:date>
    <meta:editing-duration>PT57M44S</meta:editing-duration>
    <meta:editing-cycles>5</meta:editing-cycles>
    <meta:generator>LibreOffice/4.2.4.2$Linux_X86_64 LibreOffice_project/420m0$Build-2</meta:generator>
    <dc:creator>Florian Hindenlang</dc:creator>
    <meta:document-statistic meta:table-count="3" meta:cell-count="387" meta:object-count="0"/>
  </office:meta>
</office:document-meta>
</file>